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bb8" officeooo:paragraph-rsid="0016fbb8"/>
    </style:style>
    <style:style style:name="P2" style:family="paragraph" style:parent-style-name="Standard">
      <style:text-properties fo:font-style="italic" officeooo:rsid="00639898" officeooo:paragraph-rsid="0016fbb8" style:font-style-asian="italic" style:font-style-complex="italic"/>
    </style:style>
    <style:style style:name="P3" style:family="paragraph" style:parent-style-name="Standard">
      <style:text-properties fo:font-style="italic" officeooo:rsid="00474512" officeooo:paragraph-rsid="0016fbb8" style:font-style-asian="italic" style:font-style-complex="italic"/>
    </style:style>
    <style:style style:name="P4" style:family="paragraph" style:parent-style-name="Standard">
      <style:text-properties fo:font-style="italic" officeooo:rsid="004929b2" officeooo:paragraph-rsid="0016fbb8" style:font-style-asian="italic" style:font-style-complex="italic"/>
    </style:style>
    <style:style style:name="P5" style:family="paragraph" style:parent-style-name="Standard">
      <style:text-properties fo:font-style="italic" officeooo:rsid="00514398" officeooo:paragraph-rsid="0016fbb8" style:font-style-asian="italic" style:font-style-complex="italic"/>
    </style:style>
    <style:style style:name="P6" style:family="paragraph" style:parent-style-name="Standard">
      <style:text-properties fo:font-style="italic" officeooo:rsid="0061fa97" officeooo:paragraph-rsid="0016fbb8" style:font-style-asian="italic" style:font-style-complex="italic"/>
    </style:style>
    <style:style style:name="T1" style:family="text">
      <style:text-properties officeooo:rsid="00526ad9"/>
    </style:style>
    <style:style style:name="T2" style:family="text">
      <style:text-properties officeooo:rsid="004929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at Sheet for the Birth, Growth, and Collapse of Civilizations and Cultural Systems</text:p>
      <text:p text:style-name="P1"/>
      <text:p text:style-name="P3">Longer-lived races (like the astar or Far Ul) can only reliably create sedentary civilizations if a divine continuance can stabilize the environment. <text:span text:style-name="T1">Without this stabilization they are not feasible.</text:span></text:p>
      <text:p text:style-name="P3"/>
      <text:p text:style-name="P3">The civilizations that arise within these divine continuances grow in population on short time scales (human time scales) but technologically progress on long time scales proportional to the race’s generational length. <text:span text:style-name="T2">As a consequence, wide populated regions will share a common culture, with technology and distance from the parent culture being the controlling factors of cultural evolution.</text:span></text:p>
      <text:p text:style-name="P3"/>
      <text:p text:style-name="P4">The number of skilled individuals in a society is not controlled by the nature of the race but instead by the culture of the society. Longevity does, however, allow skilled individuals to reach greater heights of achievement, on average.</text:p>
      <text:p text:style-name="P4"/>
      <text:p text:style-name="P5">A prolonged conflict is not won by the skill granted by longevity or by the quick recovery of short-lived races. Many factors come into play, but in the end it will come down to the cultures and how they handle leadership, strategy, morale, and technology.</text:p>
      <text:p text:style-name="P5"/>
      <text:p text:style-name="P6">Warfare between cultures with populations of primarily the same generational length will wage war on generationally controlled timescales.</text:p>
      <text:p text:style-name="P6"/>
      <text:p text:style-name="P2">Cities will tend towards a short period of growth, a long period of stability, and an abrupt decli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3T12:01:03.479378972</meta:creation-date>
    <dc:date>2023-04-23T12:22:30.428592133</dc:date>
    <meta:editing-duration>PT21M27S</meta:editing-duration>
    <meta:editing-cycles>1</meta:editing-cycles>
    <meta:generator>LibreOffice/6.4.7.2$Linux_X86_64 LibreOffice_project/40$Build-2</meta:generator>
    <meta:document-statistic meta:table-count="0" meta:image-count="0" meta:object-count="0" meta:page-count="1" meta:paragraph-count="7" meta:word-count="219" meta:character-count="1410" meta:non-whitespace-character-count="1198"/>
  </office:meta>
</office:document-meta>
</file>